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d.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6T00:18:56.089896000</meta:creation-date>
    <dc:date>2020-04-15T11:13:35.66</dc:date>
    <meta:editing-duration>PT1M2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" meta:word-count="1" meta:character-count="8"/>
  </office:meta>
</office:document-meta>
</file>